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38cm" fo:min-width="2.675cm"/>
      <style:paragraph-properties style:writing-mode="lr-tb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925cm" fo:min-width="5.215cm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3.175cm" svg:height="1.588cm" svg:x="2.27cm" svg:y="3.222cm">
            <text:p text:style-name="P1"><text:span text:style-name="T1">disk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2" draw:id="id2" draw:layer="layout" svg:width="3.175cm" svg:height="1.588cm" svg:x="6.397cm" svg:y="3.222cm">
            <text:p text:style-name="P1"><text:span text:style-name="T1">Bufers atmiņā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" draw:id="id3" draw:layer="layout" svg:width="3.175cm" svg:height="1.588cm" svg:x="10.525cm" svg:y="3.222cm">
            <text:p text:style-name="P1"><text:span text:style-name="T1">Programmas atmiņa</text:span>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draw:type="line" svg:x1="5.445cm" svg:y1="4.016cm" svg:x2="6.397cm" svg:y2="4.016cm" draw:start-shape="id1" draw:start-glue-point="1" draw:end-shape="id2" draw:end-glue-point="3" svg:d="M5445 4016h952" svg:viewBox="0 0 953 1">
            <text:p/>
          </draw:connector>
          <draw:connector draw:style-name="gr2" draw:text-style-name="P3" draw:layer="layout" draw:type="line" svg:x1="9.572cm" svg:y1="4.016cm" svg:x2="10.525cm" svg:y2="4.016cm" draw:start-shape="id2" draw:start-glue-point="1" draw:end-shape="id3" draw:end-glue-point="3" svg:d="M9572 4016h953" svg:viewBox="0 0 954 1">
            <text:p/>
          </draw:connector>
        </draw:g>
        <draw:g>
          <draw:custom-shape draw:style-name="gr1" draw:text-style-name="P2" xml:id="id4" draw:id="id4" draw:layer="layout" svg:width="3.175cm" svg:height="1.588cm" svg:x="2.27cm" svg:y="7.667cm">
            <text:p text:style-name="P1"><text:span text:style-name="T1">disk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.715cm" svg:height="3.175cm" svg:x="6.397cm" svg:y="6.08cm">
            <text:p text:style-name="P1"><text:span text:style-name="T1">Programmas atmiņa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5" draw:id="id5" draw:layer="layout" svg:width="3.175cm" svg:height="1.588cm" svg:x="7.667cm" svg:y="7.667cm">
            <text:p text:style-name="P1"><text:span text:style-name="T1">Bufers atmiņā</text:span>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draw:type="line" svg:x1="5.445cm" svg:y1="8.461cm" svg:x2="7.667cm" svg:y2="8.461cm" draw:start-shape="id4" draw:start-glue-point="1" draw:end-shape="id5" draw:end-glue-point="3" svg:d="M5445 8461h2222" svg:viewBox="0 0 2223 1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9T04:31:16.150000000</meta:creation-date>
    <dc:date>2022-04-19T04:35:27.388000000</dc:date>
    <meta:editing-duration>PT4M11S</meta:editing-duration>
    <meta:editing-cycles>1</meta:editing-cycles>
    <meta:generator>LibreOffice/7.3.2.2$Windows_X86_64 LibreOffice_project/49f2b1bff42cfccbd8f788c8dc32c1c309559be0</meta:generator>
    <meta:document-statistic meta:object-count="11"/>
  </office:meta>
</office:document-meta>
</file>